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251" officeooo:paragraph-rsid="001a3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1 – Tallys Assis – 2023 – CD</text:p>
      <text:p text:style-name="P1"/>
      <text:p text:style-name="P1">1) O compartilhamento de recursos ocorre quando dois ou mais processos requisitam a utilização do mesmo recurso de hardware ou software ao mesmo tempo. Logo esse recurso em questão deve ser gerenciado por um terceiro (Sistema Operacional ou outro). No modelo cliente-servidor isso pode ocorrer quando diversos clientes fazem a mesma requisição para o servidor.</text:p>
      <text:p text:style-name="P1"/>
      <text:p text:style-name="P1">2) A WWW surgiu como um projeto de cientistas do CERN em 1989 para o compartilhamento de documentos entre computadores. Eles criaram um servidor, um navegador, e algumas páginas web compatíveis.</text:p>
      <text:p text:style-name="P1"/>
      <text:p text:style-name="P1">3) Para visualizar um documento via WWW, acessa-se uma URL referente ao servidor alvo. Ela é encaminhada para um banco de dados que converte a URL em um endereço IP. O navegador estabelece uma conexão com esse endereço IP. O navegador envia uma requisição para o servidor para obter o documento requisitado. O servidor retorna um arquivo de texto HTML que é renderizado pelo navegador.</text:p>
      <text:p text:style-name="P1"/>
      <text:p text:style-name="P1">4)</text:p>
      <text:p text:style-name="P1"><text:tab/>HTML – Formato de arquivo de texto que descreve um formato de página web. Serve para o navegador ter um guia de como renderizar a página.</text:p>
      <text:p text:style-name="P1"><text:tab/>URL – Nome arbitrário para um servidor que serve para ser mais fácil de ler e identificar por humanos do que o IP.</text:p>
      <text:p text:style-name="P1"><text:tab/>HTTP – Protocolo de comunicação entre o cliente e o servidor que possibilita uma comunicação e transferência de arquivos de forma segur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0:51:41.181637262</meta:creation-date>
    <dc:date>2023-02-08T11:23:31.717672229</dc:date>
    <meta:editing-duration>PT31M51S</meta:editing-duration>
    <meta:editing-cycles>1</meta:editing-cycles>
    <meta:document-statistic meta:table-count="0" meta:image-count="0" meta:object-count="0" meta:page-count="1" meta:paragraph-count="8" meta:word-count="226" meta:character-count="1367" meta:non-whitespace-character-count="1140"/>
    <meta:generator>LibreOffice/7.4.5.1$Linux_X86_64 LibreOffice_project/9c0871452b3918c1019dde9bfac75448afc4b57f</meta:generator>
  </office:meta>
</office:document-meta>
</file>